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d1c1967a-7fff-a2b3-ff66-3924009f0431"/>This can be autocorrected. I see black people working for new france and they are doing it like they are slaves and I got a terrible haircut she did the worst haircut and I want you all to know the people in charge probably figured it out the wrong way they think it’s only for me and I’m in lalala land where I get what they want for me and the women probably want me to be real and do unreal things to women where I do die still at 51 or to 81 or till I die but read this. I rather die at 51 and come back and take a suicide pill that is nice because I want to come back because it’s evil and I rather die at 51 instead so please know I will work and I can masterbate basically however I want so just realize if I do die at 51 i’ll just pretend know and realize I will rather die at 51 for real if it means a lot to the people in charge because I rather them know if they are entangled with me in my probability in my mind with them they all will see apparently things i see and they added people that are dynamic and there is something different maybe you added neural transmitter to those people and made them added to my probability in my mind but please stop because you can fill this world with people and I will be living in a can house of all these black until I realize maybe they want to flood this world with black people for what? Porno sex for white women to do it with black men? I never want to see that but realize I will upload also on office and other platforms if I need to so please undo everything now because it’s not about me it could have made you believe that when you come to new france those people exist and everything you added and remove makes me wonder if quantum mechanics makes us unsee and maybe we can find a way to win this world without going through our timeline but please stop because it’s in my mind and maybe you see it because quantum mechanics is hard to explain. Please stop because this is not a experiment because if you do know what happens just tell me and I will just give up so just tell me what is happening because if you see what i see it’s quantum entanglement because you’re probability are intwined with me. So stop now.</text:p>
      <text:p text:style-name="Text_20_body"><text:span text:style-name="T1"><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9T17:01:32.587395300</meta:creation-date>
    <dc:date>2025-08-29T17:01:53.847344600</dc:date>
    <meta:editing-duration>PT21S</meta:editing-duration>
    <meta:editing-cycles>1</meta:editing-cycles>
    <meta:document-statistic meta:table-count="0" meta:image-count="0" meta:object-count="0" meta:page-count="1" meta:paragraph-count="2" meta:word-count="436" meta:character-count="2179" meta:non-whitespace-character-count="1743"/>
    <meta:generator>LibreOffice/25.8.0.4$Windows_X86_64 LibreOffice_project/48f00303701489684e67c38c28aff00cd5929e67</meta:generator>
  </office:meta>
</office:document-meta>
</file>